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499cm" style:contextual-spacing="false"/>
      <style:text-properties style:font-name="Optima"/>
    </style:style>
    <style:style style:name="P2" style:family="paragraph" style:parent-style-name="Standard">
      <style:paragraph-properties fo:margin-top="0cm" fo:margin-bottom="0.499cm" style:contextual-spacing="false" fo:text-align="center" style:justify-single-word="false"/>
      <style:text-properties style:font-name="Optima"/>
    </style:style>
    <style:style style:name="P3" style:family="paragraph" style:parent-style-name="Standard">
      <style:paragraph-properties fo:margin-top="0cm" fo:margin-bottom="0.499cm" style:contextual-spacing="false"/>
      <style:text-properties style:font-name="Optima"/>
    </style:style>
    <style:style style:name="P4" style:family="paragraph" style:parent-style-name="Standard" style:list-style-name="L1">
      <style:paragraph-properties fo:margin-top="0cm" fo:margin-bottom="0.499cm" style:contextual-spacing="false"/>
      <style:text-properties style:font-name="Optima"/>
    </style:style>
    <style:style style:name="T1" style:family="text">
      <style:text-properties fo:font-weight="bold" style:font-weight-asian="bold" style:font-weight-complex="bold"/>
    </style:style>
    <style:style style:name="T2" style:family="text">
      <style:text-properties officeooo:rsid="0005fd1e"/>
    </style:style>
    <style:style style:name="T3" style:family="text">
      <style:text-properties officeooo:rsid="0006f7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Agile-Lean Transformation Team (ALTT)</text:span> – Pitfalls</text:p>
      <text:p text:style-name="P1"/>
      <text:list xml:id="list17128955111" text:style-name="L1">
        <text:list-item>
          <text:p text:style-name="P4"><text:span text:style-name="T1">Focus On Tools</text:span> <text:line-break/>Many organizations try to find an electronic tool to help them manage the OpenAgile Process… before they even know how to do OpenAgile well! <text:s/>Use manual and paper-based tracking for early OpenAgile use since it is easiest to get started. <text:s/>Finding a tool is usually just an obstacle to getting started. <text:s/>(And besides, check out what the Agile Manifesto says about tools.)</text:p>
        </text:list-item>
        <text:list-item>
          <text:p text:style-name="P4"><text:span text:style-name="T1">Problem-Solving in the Progress Meeting<text:line-break/></text:span>The Progress Meeting should not be used to find solutions to problems (obstacles, impediments) raised. <text:s/>Instead, keep the meeting very short and have those problem-solving conversations afterwards with only those who are interested. <text:s/>The Process Facilitator(s) facilitates this meeting to keep it on track.</text:p>
        </text:list-item>
        <text:list-item>
          <text:p text:style-name="P4"><text:span text:style-name="T1">Assigning Tasks</text:span> <text:line-break/>Even though the concept of self-organizing teams has been around for a long time, still some people think that a project manager or team lead should assign tasks to team members. <text:s/>It is better to wait for someone to step up than to “take over” and assign a task.</text:p>
        </text:list-item>
        <text:list-item>
          <text:p text:style-name="P4"><text:span text:style-name="T1">Failed Cycle Restart<text:line-break/></text:span>Although cancelling a Cycle is rare, it can be tempting to try and wait until everything is “perfect” or “ready” before re-starting. <text:s/>Teams should immediately re-start after cancelling a Cycle.</text:p>
        </text:list-item>
        <text:list-item>
          <text:p text:style-name="P4"><text:span text:style-name="T1">Process Facilitator Must Contribute<text:line-break/></text:span>The Process Facilitator is like a fire-fighter: it’s okay for them to be idle – just watching the team – waiting for an emergency obstacle or an opportunity to help. <text:s/>Taking on tasks tends to distract the Process Facilitator from the job of helping the team follow the rules of OpenAgile, from the job of vigorously removing obstacles, and from facilitating the use of the OpenAgile process and foundations.</text:p>
        </text:list-item>
        <text:list-item>
          <text:p text:style-name="P4"><text:span text:style-name="T1">Urgent Interruption<text:line-break/></text:span>Urgent interruptions should not be allowed in a OpenAgile… instead, if it is urgent enough, the team should cancel the Cycle. <text:s/>Otherwise, the interruption should be added to the Value Driver list and deferred until the start of the next Cycle.</text:p>
        </text:list-item>
        <text:list-item>
          <text:p text:style-name="P4"><text:span text:style-name="T1">Demo Not Ready</text:span>: Sometimes a team forgets that it will take time to prepare for a demo: cleaning the team space, setting up a demonstration environment, getting scripts ready, and ensuring that critical stakeholders are prepped. <text:s/>These activities can be part of the tasks in the Cycle Plan.</text:p>
        </text:list-item>
        <text:list-item>
          <text:p text:style-name="P4"><text:span text:style-name="T1">Distributed Team</text:span>: Although OpenAgile does not officially require team members to be collocated in a “war room”, the reality is that any distribution of team members (even just <text:soft-page-break/>into separate cubicles) has a huge negative impact on transparency and communication, which in turn has a huge impact on productivity and quality.</text:p>
        </text:list-item>
        <text:list-item>
          <text:p text:style-name="P4"><text:span text:style-name="T1">Directive Process Facilitator(s)</text:span>: The Process Facilitator needs to support the team in learning self-organization, and the OpenAgile process and foundations. <text:s/>The Process Facilitator(s) should never succumb to the temptation to suggest how a team member does his or her work, nor what task next to work on.</text:p>
        </text:list-item>
        <text:list-item>
          <text:p text:style-name="P4"><text:span text:style-name="T1">Changing Team Membership</text:span>: OpenAgile is a framework for creating high-performance teams. <text:s/>If the membership of a OpenAgile team changes, it forces that team to re-start the Forming-Storming-Norming-Performing sequence. <text:s/>If the team is in Norming or Performing, then changing team membership for any reason is a waste of quite an investment.</text:p>
        </text:list-item>
        <text:list-item>
          <text:p text:style-name="P4"><text:span text:style-name="T1">Non-OpenAgile Roles on the OpenAgile Team</text:span>: It is very common for an organization to create a OpenAgile team without changing the official title and duties of the people who are members of that team. <text:s/>For example, a person who is a Project Manager might be given the responsibilities of the Product Owner without an official change of title. <text:s/>OpenAgile teams should only have a Process Facilitator(s), a Product Owner, and Team Members.</text:p>
        </text:list-item>
        <text:list-item>
          <text:p text:style-name="P4"><text:span text:style-name="T1">Giving Up On Quality</text:span>: OpenAgile has very high demands on teams regarding the quality of their results: “potentially shippable software”. <text:s/>It is easy for a team or organization to fall back on the crutch of defect tracking software instead of maintaining extremely high levels of quality at all times (due to pressure to release features).</text:p>
        </text:list-item>
        <text:list-item>
          <text:p text:style-name="P4"><text:span text:style-name="T1">Imposed Deadline Scope And Resources</text:span>: OpenAgile is reality-based. <text:s/>If an external stakeholder wants to impose a minimum scope, a deadline and constrain the resources available to the team then they must allow that quality will slip… which in turn is against the principles of OpenAgile. <text:s/>The reality is that no-one can predict the future so any such imposition is simply a fantasy.</text:p>
        </text:list-item>
        <text:list-item>
          <text:p text:style-name="P4"><text:span text:style-name="T1">Definition of “Done” Imposed</text:span>: <text:s/>There is confusion between the concept of the definition of “done” and “standards”. <text:s/>Managers and other stakeholders often incorrectly impose standards on a team as its definition of “done”.</text:p>
        </text:list-item>
        <text:list-item>
          <text:p text:style-name="P4"><text:span text:style-name="T1">Process Facilitator(s) Not Present</text:span>: I once saw an organization that had created a room for a “team” of Process Facilitator(s)s. <text:s/>They worked there together most of the time! <text:s/>The only time the Process Facilitator(s) should be away from the team is when he/she is working on removing an impediment that is outside the team. <text:s/>Otherwise, the Process Facilitator(s) should be in the team’s room.</text:p>
        </text:list-item>
      </text:list>
      <text:p text:style-name="P1"/>
      <text:p text:style-name="P1">... <text:span text:style-name="T3">probably others to add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6:02:40</meta:creation-date>
    <dc:date>2012-11-19T16:19:24</dc:date>
    <meta:editing-duration>PT2M47S</meta:editing-duration>
    <meta:editing-cycles>3</meta:editing-cycles>
    <meta:generator>LibreOffice/3.6$MacOSX_x86 LibreOffice_project/932b512-69e3009-7a10e5c-fc86223-a55908</meta:generator>
    <meta:document-statistic meta:table-count="0" meta:image-count="0" meta:object-count="0" meta:page-count="2" meta:paragraph-count="17" meta:word-count="823" meta:character-count="5069" meta:non-whitespace-character-count="4253"/>
  </office:meta>
</office:document-meta>
</file>